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75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2">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MOSC</text:p>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F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5">00/00/0000</text:date>, <text:time style:data-style-name="N2" text:time-value="19:41:54.56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12-05T19:43:33.632000000</dc:date>
    <meta:editing-duration>P1DT2H2M12S</meta:editing-duration>
    <meta:editing-cycles>1147</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1205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  Msgbox(sDateToday)
'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edited by Mike, 20200821
  saveAsODSArgs(1).Value = "calc8"'"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added by Mike, 20201105
   sInputFilenameSnackset = sInputPath &amp; "snack"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1105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sInputFilenameSnack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added by Mike, 20201105
                        ElseIf (InStr(UCase(Filename), "\Snack") &lt;&gt; 0) Then
						    'Note: Cell A1; where: ...getCellByPosition(iColumnCount, iRowCount)
							summaryReportWorksheet.getCellByPosition(6, 7).Value = dFeeTotalCount
							summaryReportWorksheet.getCellByPosition(8, 7).Value = dFeeTotalCount
							summaryReportWorksheet.getCellByPosition(7, 7).Value = iQuantityTotalCount

							'summaryReportWorksheet.getCellByPosition(0, 12).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21
  'column, row
  summaryReportWorksheet.getCellByPosition(1, 0).String = sDateToday
  summaryReportWorksheet.getCellByPosition(2, 0).Formula = "=UPPER(TEXT(B1;""DDDD""))"
  
'  iPrevDateDay = Weekday(Now()-1)
  sPrevDate = Format(Now()-1, "yyyy-mm-dd")

  'We do not include Sunday
  If (iDateTodayDay=2) then 'Monday
'  	iPrevDateDay = 7 'Saturday  	
  	sPrevDate = Format(Now()-2, "yyyy-mm-dd")  	
  End If	
	
  'Msgbox(sPrevDate)

  'column, row
  summaryReportWorksheet.getCellByPosition(0, 18).String = sPrevDate
  summaryReportWorksheet.getCellByPosition(1, 18).Formula = "=UPPER(TEXT(A19;""DDDD""))"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edited by Mike, 20201205
'  summaryReportWorksheet.getCellByPosition(1, 9).String = "GLUCOSAMINE SULPHATE &amp; CALCIUM"
  summaryReportWorksheet.getCellByPosition(1, 9).String = "GLUCOSAMINE SULF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